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officeooo:rsid="001e9723" officeooo:paragraph-rsid="001e9723"/>
    </style:style>
    <style:style style:name="P3" style:family="paragraph" style:parent-style-name="Standard">
      <style:text-properties style:font-name="Calibri" officeooo:rsid="001ff076" officeooo:paragraph-rsid="001ff076"/>
    </style:style>
    <style:style style:name="P4" style:family="paragraph" style:parent-style-name="Standard">
      <style:text-properties officeooo:rsid="0021eecf" officeooo:paragraph-rsid="0021eecf"/>
    </style:style>
    <style:style style:name="P5" style:family="paragraph" style:parent-style-name="Standard" style:list-style-name="L1">
      <style:text-properties style:font-name="Calibri" officeooo:rsid="001e9723" officeooo:paragraph-rsid="001e9723"/>
    </style:style>
    <style:style style:name="P6" style:family="paragraph" style:parent-style-name="Standard" style:list-style-name="L2">
      <style:text-properties style:font-name="Calibri" officeooo:rsid="001ff076" officeooo:paragraph-rsid="001ff076"/>
    </style:style>
    <style:style style:name="P7" style:family="paragraph" style:parent-style-name="Standard">
      <style:text-properties style:font-name="Calibri" officeooo:rsid="001ff076" officeooo:paragraph-rsid="001e9723"/>
    </style:style>
    <style:style style:name="P8" style:family="paragraph" style:parent-style-name="Standard" style:list-style-name="L3">
      <style:text-properties style:font-name="Calibri" officeooo:rsid="0021eecf" officeooo:paragraph-rsid="0021eecf"/>
    </style:style>
    <style:style style:name="P9" style:family="paragraph" style:parent-style-name="Standard" style:list-style-name="L3">
      <style:text-properties style:font-name="Calibri" officeooo:rsid="0022ef48" officeooo:paragraph-rsid="0021eecf"/>
    </style:style>
    <style:style style:name="P10" style:family="paragraph" style:parent-style-name="Standard" style:list-style-name="L3">
      <style:text-properties style:font-name="Calibri" officeooo:rsid="0022ef48" officeooo:paragraph-rsid="0022ef48"/>
    </style:style>
    <style:style style:name="P11" style:family="paragraph" style:parent-style-name="Standard">
      <style:text-properties style:font-name="Calibri" officeooo:rsid="00231a1e" officeooo:paragraph-rsid="00231a1e"/>
    </style:style>
    <style:style style:name="P12" style:family="paragraph" style:parent-style-name="Standard">
      <style:text-properties style:font-name="Calibri" fo:font-weight="bold" style:font-weight-asian="bold" style:font-weight-complex="bold"/>
    </style:style>
    <style:style style:name="P13" style:family="paragraph" style:parent-style-name="Standard">
      <style:text-properties style:font-name="Calibri" fo:font-weight="bold" officeooo:rsid="00261536" officeooo:paragraph-rsid="00261536" style:font-weight-asian="bold" style:font-weight-complex="bold"/>
    </style:style>
    <style:style style:name="P14" style:family="paragraph" style:parent-style-name="Standard">
      <style:text-properties style:font-name="Calibri" fo:font-weight="normal" officeooo:rsid="0027a308" officeooo:paragraph-rsid="0027a308" style:font-weight-asian="normal" style:font-weight-complex="normal"/>
    </style:style>
    <style:style style:name="P15" style:family="paragraph" style:parent-style-name="Standard" style:list-style-name="L2">
      <style:text-properties officeooo:paragraph-rsid="001e9723"/>
    </style:style>
    <style:style style:name="P16" style:family="paragraph" style:parent-style-name="Standard" style:list-style-name="L3">
      <style:text-properties officeooo:rsid="0021eecf" officeooo:paragraph-rsid="0021eecf"/>
    </style:style>
    <style:style style:name="P17" style:family="paragraph" style:parent-style-name="Standard" style:list-style-name="L3">
      <style:text-properties officeooo:rsid="0022ef48" officeooo:paragraph-rsid="0022ef48"/>
    </style:style>
    <style:style style:name="P18" style:family="paragraph" style:parent-style-name="Standard" style:list-style-name="L3">
      <style:text-properties officeooo:rsid="00231a1e" officeooo:paragraph-rsid="00231a1e"/>
    </style:style>
    <style:style style:name="P19" style:family="paragraph" style:parent-style-name="Standard">
      <style:text-properties style:font-name="Calibri" fo:font-size="10.5pt" officeooo:rsid="00231a1e" officeooo:paragraph-rsid="00261536" style:font-size-asian="10.5pt" style:font-size-complex="10.5pt"/>
    </style:style>
    <style:style style:name="P20" style:family="paragraph" style:parent-style-name="Standard">
      <style:text-properties style:font-name="Calibri" fo:font-size="10.5pt" officeooo:rsid="00261536" officeooo:paragraph-rsid="00261536" style:font-size-asian="10.5pt" style:font-size-complex="10.5pt"/>
    </style:style>
    <style:style style:name="T1" style:family="text">
      <style:text-properties officeooo:rsid="001ca300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1e9723"/>
    </style:style>
    <style:style style:name="T4" style:family="text">
      <style:text-properties style:font-name="Calibri" officeooo:rsid="001ff076"/>
    </style:style>
    <style:style style:name="T5" style:family="text">
      <style:text-properties style:font-name="Calibri" officeooo:rsid="0022ef48"/>
    </style:style>
    <style:style style:name="T6" style:family="text">
      <style:text-properties style:font-name="Calibri" officeooo:rsid="00231a1e"/>
    </style:style>
    <style:style style:name="T7" style:family="text">
      <style:text-properties style:font-name="Calibri" officeooo:rsid="00245bf4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variant="normal" fo:text-transform="none" fo:color="#000000" loext:opacity="100%" fo:letter-spacing="normal" fo:font-style="normal" fo:font-weight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261536"/>
    </style:style>
    <style:style style:name="T11" style:family="text">
      <style:text-properties officeooo:rsid="002615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<text:span text:style-name="T11">EU 2 :</text:span></text:p>
      <text:p text:style-name="P1">-<text:span text:style-name="T1">le biais décale la sigmoid vers la droite ou la gauche en gros</text:span></text:p>
      <text:p text:style-name="P1">-<text:span text:style-name="T1">nous on utilisera une sigmoid qui fait entre 0 et 1</text:span></text:p>
      <text:p text:style-name="P1"/>
      <text:p text:style-name="P2"><text:span text:style-name="T8">Hard to work on game of life:</text:span> </text:p>
      <text:list xml:id="list2556175808" text:style-name="L1">
        <text:list-item>
          <text:p text:style-name="P5">generalisation: (surapprentissage) modèle tellement entrainé pour le modele qu’il va voir le modele dans les acquisitions</text:p>
        </text:list-item>
      </text:list>
      <text:p text:style-name="P2"><text:tab/>solution: pas 50/50 de b and w mais un autre taux (voir article)</text:p>
      <text:p text:style-name="P3"><text:tab/>Masque Kernel de 3x3</text:p>
      <text:list xml:id="list2819647667" text:style-name="L2">
        <text:list-item>
          <text:p text:style-name="P15"><text:span text:style-name="T3">hallucination: </text:span><text:span text:style-name="T4">reseaux mal entrainé qui hallucine, invente des patterns pas appris</text:span></text:p>
          <text:p text:style-name="P6">assez rare quand meme</text:p>
        </text:list-item>
        <text:list-item>
          <text:p text:style-name="P15"><text:span text:style-name="T3">adversial: </text:span><text:span text:style-name="T4">sensibilité du réseau au moindre petit changement</text:span></text:p>
        </text:list-item>
        <text:list-item>
          <text:p text:style-name="P15"><text:span text:style-name="T3">winning ticket: </text:span><text:span text:style-name="T4">trouver un minimum local qui n’est pas le vrai min de la fonction cost</text:span></text:p>
        </text:list-item>
      </text:list>
      <text:p text:style-name="P7"/>
      <text:p text:style-name="P4"><text:span text:style-name="T4">S</text:span><text:span text:style-name="T2">tructure de l’algo de train:</text:span></text:p>
      <text:list xml:id="list1680345618" text:style-name="L3">
        <text:list-item>
          <text:p text:style-name="P16"><text:span text:style-name="T2">importer les librairies </text:span><text:span text:style-name="T6">(tenserflow, keras?..)</text:span></text:p>
        </text:list-item>
        <text:list-item>
          <text:p text:style-name="P8">importer les données (input, target) (plusieurs matrices avec 1 seule séquence)</text:p>
        </text:list-item>
        <text:list-item>
          <text:p text:style-name="P8">générer un réseau de neurones (CNN):</text:p>
          <text:p text:style-name="P8">couche 1=input</text:p>
          <text:p text:style-name="P16"><text:span text:style-name="T2">couche 2=convolution 3x3 de C1 (masque) </text:span><text:span text:style-name="T5">=&gt; verif que c’est normalisé</text:span></text:p>
          <text:p text:style-name="P16"><text:span text:style-name="T5">C</text:span><text:span text:style-name="T2">3=activation </text:span><text:span text:style-name="T5">de C2 (à recommencer autant de fois que possible)</text:span></text:p>
          <text:p text:style-name="P9">.</text:p>
          <text:p text:style-name="P9">.</text:p>
          <text:p text:style-name="P9">.</text:p>
          <text:p text:style-name="P17"><text:span text:style-name="T5">d</text:span><text:span text:style-name="T2">ernière couche=convolution 1x1 de la couche n-1</text:span></text:p>
        </text:list-item>
        <text:list-item>
          <text:p text:style-name="P10">entrainement (options)</text:p>
        </text:list-item>
        <text:list-item>
          <text:p text:style-name="P18"><text:span text:style-name="T2">test: </text:span><text:span text:style-name="T7">comparer l’image obtenue par le réseau avec l’image attendu</text:span></text:p>
        </text:list-item>
      </text:list>
      <text:p text:style-name="P11"/>
      <text:p text:style-name="P11">regardez les articles sur google scholar</text:p>
      <text:p text:style-name="P11"/>
      <text:p text:style-name="P13">REU 3 :</text:p>
      <text:p text:style-name="P14">On fait quoi maintenant ?</text:p>
      <text:p text:style-name="P14">→ Graphs nets</text:p>
      <text:p text:style-name="P14">→ Nouvel automate cellulaire (volée ? Propre jeu de la vie?)</text:p>
      <text:p text:style-name="P14">→ appliquer les graphs nets à un automate pour lequel ce serait plus interessant</text:p>
      <text:p text:style-name="P14"/>
      <text:p text:style-name="P14">Question nb de features affichés ? Pourquoi 121 ? </text:p>
      <text:p text:style-name="P19"><text:span text:style-name="T10">Je</text:span><text:span text:style-name="T9"> voulais juste répondre à ta question sur le nombre de paramètres. En fait c'est le nombre de poids, mais j'avais oublié le biais présent dans la conv qui est pris en compte même s'il est a zéro dans notre cas, du coup il m'en manquait un peu. </text:span></text:p>
      <text:p text:style-name="P19"><text:span text:style-name="T9">La formule est (nb feature de la layer précédente *hauteur*largeur du filtre +1 )*nb filter de la présente couche </text:span></text:p>
      <text:p text:style-name="P19"><text:span text:style-name="T9"/></text:p>
      <text:p text:style-name="P19"><text:span text:style-name="T9">Donc ca fait (1*3*3+1)*8 pour la conv 33 + ( 8*1*1+1)*4 pour la conv11 + (4*1*1+1)*1 pour la dernière couche Donc 80 + 36 + 5 = 121</text:span> </text:p>
      <text:p text:style-name="P20">donc 121 features mesurabl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7T16:29:40.069000000</meta:creation-date>
    <dc:date>2020-10-17T12:15:45.907000000</dc:date>
    <meta:editing-duration>PT55M20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35" meta:word-count="338" meta:character-count="1891" meta:non-whitespace-character-count="1591"/>
  </office:meta>
</office:document-meta>
</file>